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apple-system" fo:font-size="10.5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000000" loext:opacity="100%" style:font-name="apple-system" fo:font-size="10.5pt" fo:letter-spacing="normal" fo:font-style="normal" fo:font-weight="normal"/>
    </style:style>
    <style:style style:name="T2" style:family="text">
      <style:text-properties fo:font-variant="normal" fo:text-transform="none" fo:color="#000000" loext:opacity="100%" style:font-name="apple-system" fo:font-size="9.75pt" fo:letter-spacing="normal" fo:font-style="normal" fo:font-weight="normal"/>
    </style:style>
    <style:style style:name="T3" style:family="text">
      <style:text-properties fo:font-variant="normal" fo:text-transform="none" fo:color="#000000" loext:opacity="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Нормальная личность<text:line-break/><text:line-break/>Прежде чем говорить о критериях нормальной личности, надо понять, что такое сама личность, что представляет собой психический аппарат. Это сложная смесь психических устойчивых паттернов, опирающихся на три основных составляющие - идентичность, эмоциональный опыт и система внутренних ценностей.<text:line-break/><text:line-break/>Идентичность - это стабильное, чёткое представление о себе как о человеке, способность понимать себя и, как следствие, способность хорошо понимать других людей, их чувства и мотивы. Стабильное и связное понимание себя, реализация своих чувств, мотивов и потребностей составляет основу здоровой самооценки, реализации своих желаний и самопрезентации себя в жизни. Субъективно это даёт ощущение того, что человек знает, какой он и чего хочет. Возникает чувство движения в жизни. Интегрированному чувству “Я” противостоит внутренняя спутанность, непонимание себя и ограниченное понимание других людей. Есть даже такой синдром, который наблюдается у молодых людей, имеющих сложности с пониманием себя и не способных выйти из родительских семей. Синдром неспособности начать свободное плавание. А как его начать, если образно говоря внутри нет карты, куда и зачем плыть в море жизни?<text:line-break/><text:line-break/>Вторая составляющая - это широкий диапазон эмоционального опыта. В норме психика должна опознавать и “переваривать” в себе эмоциональные импульсы, не теряя контроль над ними. Эмоциональный контроль даёт последовательность реакций, способность выдерживать стрессовые ситуации и сохранять внутреннюю целостность. Если же взять крайний случай “трудностей” эмоционального контроля, то мы увидим неспособность справляться с тревогой, импульсивное поведение, конфликтные, взрывные отношения и проблемы с социальными нормами. Так может выглядеть пограничное расстройство личности.<text:line-break/><text:line-break/>Третий компонент нормальной личности - это развитая система внутренних ценностей. В психоанализе это называют Супер-Эго. Развитое Супер-Эго даёт ощущение личной ответственности за происходящее и реалистичную самокритику. Неразвитое Супер-Эго напротив рождает ряд сложностей: неспособность оценить себя, потребность в повышения самооценки вовне, неспособность к конструктивной критике, инфантильное мышление по типу хороший-плохой.<text:line-break/><text:line-break/>В любом случае нормальная личность - это не точка на воображаемой шкале, не линия, после которой начинается неадекватность. Это скорее динамический диапазон, который может двигаться то в одну, то в другую сторону.<text:line-break/><text:line-break/>Запись на терапию 8-909-731-20-44 Максим Федорышин</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arial, Tahoma, 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0T13:40:19.522701616</meta:creation-date>
    <dc:date>2025-11-10T13:52:04.691010308</dc:date>
    <meta:editing-duration>PT11M42S</meta:editing-duration>
    <meta:editing-cycles>12</meta:editing-cycles>
    <meta:generator>LibreOffice/24.2.7.2$Linux_X86_64 LibreOffice_project/420$Build-2</meta:generator>
    <meta:document-statistic meta:table-count="0" meta:image-count="0" meta:object-count="0" meta:page-count="1" meta:paragraph-count="1" meta:word-count="317" meta:character-count="2469" meta:non-whitespace-character-count="2147"/>
  </office:meta>
</office:document-meta>
</file>